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108c00" draw:stroke="none" fo:margin="1.000000000000000pt" style:wrap="biggest" style:wrap-dynamic-threshold="0.000000000000000pt" svg:fill-rule="evenodd"/>
    </style:style>
    <style:style style:name="gr3" style:family="graphic">
      <style:graphic-properties draw:fill="solid" draw:fill-color="#ffd600" draw:stroke="none" fo:margin="1.000000000000000pt" style:wrap="biggest" style:wrap-dynamic-threshold="0.000000000000000pt" svg:fill-rule="evenodd"/>
    </style:style>
    <style:style style:name="gr4" style:family="graphic">
      <style:graphic-properties draw:fill="solid" draw:fill-color="#000000" draw:stroke="none" fo:margin="1.000000000000000pt" style:wrap="biggest" style:wrap-dynamic-threshold="0.000000000000000pt" svg:fill-rule="evenodd"/>
    </style:style>
    <style:style style:name="gr5" style:family="graphic">
      <style:graphic-properties draw:fill="solid" draw:fill-color="#ffffff" draw:stroke="none" fo:margin="1.000000000000000pt" style:wrap="biggest" style:wrap-dynamic-threshold="0.000000000000000pt" svg:fill-rule="evenodd"/>
    </style:style>
    <style:style style:name="gr6" style:family="graphic">
      <style:graphic-properties draw:fill="solid" draw:fill-color="#e72910" draw:stroke="none" fo:margin="1.000000000000000pt" style:wrap="biggest" style:wrap-dynamic-threshold="0.000000000000000pt" svg:fill-rule="evenodd"/>
    </style:style>
    <style:style style:name="gr7" style:family="graphic">
      <style:graphic-properties draw:fill="solid" draw:fill-color="#ffe700" draw:stroke="none" fo:margin="1.000000000000000pt" style:wrap="biggest" style:wrap-dynamic-threshold="0.000000000000000pt" svg:fill-rule="evenodd"/>
    </style:style>
    <style:style style:name="gr8" style:family="graphic">
      <style:graphic-properties draw:fill="solid" draw:fill-color="#009200" draw:stroke="solid" draw:stroke-linejoin="miter" fo:margin="1.000000000000000pt" style:wrap="biggest" style:wrap-dynamic-threshold="0.000000000000000pt" svg:fill-rule="evenodd" svg:stroke-color="#000000" svg:stroke-opacity="1" svg:stroke-width="2.000000000000000pt"/>
    </style:style>
    <style:style style:name="gr9" style:family="graphic">
      <style:graphic-properties draw:fill="solid" draw:fill-color="#a95600" draw:stroke="solid" draw:stroke-linejoin="miter" fo:margin="1.000000000000000pt" style:wrap="biggest" style:wrap-dynamic-threshold="0.000000000000000pt" svg:fill-rule="evenodd" svg:stroke-color="#000000" svg:stroke-opacity="1" svg:stroke-width="2.004319952000000pt"/>
    </style:style>
    <style:style style:name="gr10" style:family="graphic">
      <style:graphic-properties draw:fill="solid" draw:fill-color="#ffff00" draw:stroke="solid" draw:stroke-linejoin="miter" fo:margin="1.000000000000000pt" style:wrap="biggest" style:wrap-dynamic-threshold="0.000000000000000pt" svg:fill-rule="evenodd" svg:stroke-color="#000000" svg:stroke-opacity="1" svg:stroke-width="3.082176016000000pt"/>
    </style:style>
    <style:style style:name="gr11" style:family="graphic">
      <style:graphic-properties draw:fill="solid" draw:fill-color="#a95600" draw:stroke="solid" draw:stroke-linejoin="miter" fo:margin="1.000000000000000pt" style:wrap="biggest" style:wrap-dynamic-threshold="0.000000000000000pt" svg:fill-rule="evenodd" svg:stroke-color="#000000" svg:stroke-opacity="1" svg:stroke-width="0.319266392000000pt"/>
    </style:style>
    <style:style style:name="gr12" style:family="graphic">
      <style:graphic-properties draw:fill="solid" draw:fill-color="#804bff" draw:stroke="solid" draw:stroke-linejoin="miter" fo:margin="1.000000000000000pt" style:wrap="biggest" style:wrap-dynamic-threshold="0.000000000000000pt" svg:fill-rule="evenodd" svg:stroke-color="#000000" svg:stroke-opacity="1" svg:stroke-width="2.000000000000000pt"/>
    </style:style>
    <style:style style:name="gr13" style:family="graphic">
      <style:graphic-properties draw:fill="solid" draw:fill-color="#c90000" draw:stroke="solid" draw:stroke-linejoin="miter" fo:margin="1.000000000000000pt" style:wrap="biggest" style:wrap-dynamic-threshold="0.000000000000000pt" svg:fill-rule="evenodd" svg:stroke-color="#000000" svg:stroke-opacity="1" svg:stroke-width="1.000000000000000pt"/>
    </style:style>
    <style:style style:name="gr14" style:family="graphic">
      <style:graphic-properties draw:fill="solid" draw:fill-color="#009200" draw:stroke="solid" draw:stroke-linejoin="miter" fo:margin="1.000000000000000pt" style:wrap="biggest" style:wrap-dynamic-threshold="0.000000000000000pt" svg:fill-rule="evenodd" svg:stroke-color="#000000" svg:stroke-opacity="1" svg:stroke-width="1.170792008000000pt"/>
    </style:style>
    <style:style style:name="gr15" style:family="graphic">
      <style:graphic-properties draw:fill="solid" draw:fill-color="#009200" draw:stroke="solid" draw:stroke-linejoin="miter" fo:margin="1.000000000000000pt" style:wrap="biggest" style:wrap-dynamic-threshold="0.000000000000000pt" svg:fill-rule="evenodd" svg:stroke-color="#000000" svg:stroke-opacity="1" svg:stroke-width="1.236983968000000pt"/>
    </style:style>
    <style:style style:name="gr16" style:family="graphic">
      <style:graphic-properties draw:fill="solid" draw:fill-color="#009200" draw:stroke="solid" draw:stroke-linejoin="miter" fo:margin="1.000000000000000pt" style:wrap="biggest" style:wrap-dynamic-threshold="0.000000000000000pt" svg:fill-rule="evenodd" svg:stroke-color="#000000" svg:stroke-opacity="1" svg:stroke-width="1.247992040000000pt"/>
    </style:style>
    <style:style style:name="gr17" style:family="graphic">
      <style:graphic-properties draw:fill="solid" draw:fill-color="#009200" draw:stroke="solid" draw:stroke-linejoin="miter" fo:margin="1.000000000000000pt" style:wrap="biggest" style:wrap-dynamic-threshold="0.000000000000000pt" svg:fill-rule="evenodd" svg:stroke-color="#000000" svg:stroke-opacity="1" svg:stroke-width="1.249808024000000pt"/>
    </style:style>
    <style:style style:name="gr18" style:family="graphic">
      <style:graphic-properties draw:fill="solid" draw:fill-color="#009200" draw:stroke="solid" draw:stroke-linejoin="miter" fo:margin="1.000000000000000pt" style:wrap="biggest" style:wrap-dynamic-threshold="0.000000000000000pt" svg:fill-rule="evenodd" svg:stroke-color="#000000" svg:stroke-opacity="1" svg:stroke-width="2.035887912000000pt"/>
    </style:style>
    <style:style style:name="gr19" style:family="graphic">
      <style:graphic-properties draw:fill="solid" draw:fill-color="#009200" draw:stroke="solid" draw:stroke-linejoin="miter" fo:margin="1.000000000000000pt" style:wrap="biggest" style:wrap-dynamic-threshold="0.000000000000000pt" svg:fill-rule="evenodd" svg:stroke-color="#000000" svg:stroke-opacity="1" svg:stroke-width="1.226144024000000pt"/>
    </style:style>
    <style:style style:name="gr20" style:family="graphic">
      <style:graphic-properties draw:fill="solid" draw:fill-color="#009200" draw:stroke="solid" draw:stroke-linejoin="miter" fo:margin="1.000000000000000pt" style:wrap="biggest" style:wrap-dynamic-threshold="0.000000000000000pt" svg:fill-rule="evenodd" svg:stroke-color="#000000" svg:stroke-opacity="1" svg:stroke-width="1.110999968000000pt"/>
    </style:style>
    <style:style style:name="gr21" style:family="graphic">
      <style:graphic-properties draw:fill="solid" draw:fill-color="#009200" draw:stroke="solid" draw:stroke-linejoin="miter" fo:margin="1.000000000000000pt" style:wrap="biggest" style:wrap-dynamic-threshold="0.000000000000000pt" svg:fill-rule="evenodd" svg:stroke-color="#000000" svg:stroke-opacity="1" svg:stroke-width="1.311872008000000pt"/>
    </style:style>
    <style:style style:name="gr22" style:family="graphic">
      <style:graphic-properties draw:fill="solid" draw:fill-color="#009200" draw:stroke="solid" draw:stroke-linejoin="miter" fo:margin="1.000000000000000pt" style:wrap="biggest" style:wrap-dynamic-threshold="0.000000000000000pt" svg:fill-rule="evenodd" svg:stroke-color="#000000" svg:stroke-opacity="1" svg:stroke-width="1.677296064000000pt"/>
    </style:style>
    <style:style style:name="gr23" style:family="graphic">
      <style:graphic-properties draw:fill="solid" draw:fill-color="#009200" draw:stroke="solid" draw:stroke-linejoin="miter" fo:margin="1.000000000000000pt" style:wrap="biggest" style:wrap-dynamic-threshold="0.000000000000000pt" svg:fill-rule="evenodd" svg:stroke-color="#000000" svg:stroke-opacity="1" svg:stroke-width="1.668927952000000pt"/>
    </style:style>
    <style:style style:name="gr24" style:family="graphic">
      <style:graphic-properties draw:fill="solid" draw:fill-color="#009200" draw:stroke="solid" draw:stroke-linejoin="miter" fo:margin="1.000000000000000pt" style:wrap="biggest" style:wrap-dynamic-threshold="0.000000000000000pt" svg:fill-rule="evenodd" svg:stroke-color="#000000" svg:stroke-opacity="1" svg:stroke-width="2.303735920000000pt"/>
    </style:style>
    <style:style style:name="gr25" style:family="graphic">
      <style:graphic-properties draw:fill="solid" draw:fill-color="#009200" draw:stroke="solid" draw:stroke-linejoin="miter" fo:margin="1.000000000000000pt" style:wrap="biggest" style:wrap-dynamic-threshold="0.000000000000000pt" svg:fill-rule="evenodd" svg:stroke-color="#000000" svg:stroke-opacity="1" svg:stroke-width="2.193960000000000pt"/>
    </style:style>
    <style:style style:name="gr26" style:family="graphic">
      <style:graphic-properties draw:fill="solid" draw:fill-color="#ff0000" draw:stroke="solid" draw:stroke-linejoin="miter" fo:margin="1.000000000000000pt" style:wrap="biggest" style:wrap-dynamic-threshold="0.000000000000000pt" svg:fill-rule="evenodd" svg:stroke-color="#000000" svg:stroke-opacity="1" svg:stroke-width="2.000000000000000pt"/>
    </style:style>
    <style:style style:name="gr27" style:family="graphic">
      <style:graphic-properties draw:fill="solid" draw:fill-color="#ffff00" draw:stroke="solid" draw:stroke-linejoin="miter" fo:margin="1.000000000000000pt" style:wrap="biggest" style:wrap-dynamic-threshold="0.000000000000000pt" svg:fill-rule="evenodd" svg:stroke-color="#000000" svg:stroke-opacity="1" svg:stroke-width="2.000000000000000pt"/>
    </style:style>
    <style:style style:name="gr28" style:family="graphic">
      <style:graphic-properties draw:fill="solid" draw:fill-color="#ffff00" draw:stroke="solid" draw:stroke-linejoin="miter" fo:margin="1.000000000000000pt" style:wrap="biggest" style:wrap-dynamic-threshold="0.000000000000000pt" svg:fill-rule="evenodd" svg:stroke-color="#000000" svg:stroke-opacity="1" svg:stroke-width="5.247808072000000pt"/>
    </style:style>
    <style:style style:name="dp2" style:family="drawing-page"/>
  </office:automatic-styles>
  <office:body>
    <office:drawing>
      <draw:page draw:name="page1" draw:id="page1" draw:master-page-name="Default1" draw:style-name="dp2">
        <draw:layer-set>
          <draw:layer draw:name="g1188"/>
        </draw:layer-set>
        <draw:g draw:style-name="gr1" draw:id="shape1" svg:y="0.00000000504pt">
          <draw:rect draw:style-name="gr2" draw:id="shape2" draw:name="rect8587" draw:layer="g1188" svg:width="793.78193600000pt" svg:height="394.21828800000pt" draw:transform="matrix(0.25280951000 0.00000000000 0.00000000000 0.25280951000 0.33783773600pt 0.33786676906pt)"/>
          <draw:rect draw:style-name="gr3" draw:id="shape3" draw:name="rect8594" draw:layer="g1188" svg:width="797.79087200000pt" svg:height="38.75366240000pt" draw:transform="matrix(0.25280951000 0.00000000000 0.00000000000 0.25280951000 -0.00000000549pt 34.79732226609pt)"/>
          <draw:rect draw:style-name="gr3" draw:id="shape4" draw:name="rect8595" draw:layer="g1188" svg:width="37.41732160000pt" svg:height="394.21838400000pt" draw:transform="matrix(0.25280951000 0.00000000000 0.00000000000 0.25280951000 86.14861982694pt 0.00000607247pt)"/>
          <draw:rect draw:style-name="gr4" draw:id="shape5" draw:name="rect8596" draw:layer="g1188" svg:width="37.41732160000pt" svg:height="394.21838400000pt" draw:transform="matrix(0.25280951000 0.00000000000 0.00000000000 0.25280951000 95.27023975725pt 0.00000000504pt)"/>
          <draw:rect draw:style-name="gr4" draw:id="shape6" draw:name="rect8597" draw:layer="g1188" svg:width="797.79087200000pt" svg:height="38.75366240000pt" draw:transform="matrix(0.25280951000 0.00000000000 0.00000000000 0.25280951000 0.00000009564pt 44.25677457833pt)"/>
          <draw:rect draw:style-name="gr5" draw:id="shape7" draw:name="rect8598" draw:layer="g1188" svg:width="797.79087200000pt" svg:height="38.75366240000pt" draw:transform="matrix(0.25280951000 0.00000000000 0.00000000000 0.25280951000 0.00000009564pt 54.05407140735pt)"/>
          <draw:rect draw:style-name="gr5" draw:id="shape8" draw:name="rect8599" draw:layer="g1188" svg:width="37.41732160000pt" svg:height="394.21838400000pt" draw:transform="matrix(0.25280951000 0.00000000000 0.00000000000 0.25280951000 104.72969813691pt 0.33784106339pt)"/>
          <draw:rect draw:style-name="gr6" draw:id="shape9" draw:name="rect8601" draw:layer="g1188" svg:width="211.48664800000pt" svg:height="212.47697600000pt" draw:transform="matrix(-0.25280951000 0.00000000000 0.00000000000 -0.25280951000 127.84291882485pt 76.92823542263pt)" svg:rx="105.74332400000pt" svg:ry="106.23848800000pt"/>
          <draw:g draw:style-name="gr1" draw:id="shape10" draw:name="g597" svg:y="23.61832392314pt">
            <draw:path draw:style-name="gr4" draw:id="shape11" draw:name="path598" draw:layer="g1188" svg:width="115.05760185379pt" svg:height="112.79986164716pt" draw:transform="matrix(0.07499375375 0.00000000000 0.00000000000 0.07589966094 96.47231181183pt 23.6183239281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12" draw:name="g599" svg:y="0.57451226029pt">
              <draw:rect draw:style-name="gr2" draw:id="shape13" draw:name="rect600" draw:layer="g1188" svg:width="1.33632816000pt" svg:height="0.00000100000pt" draw:transform="matrix(0.08620298672 0.00000000000 0.00000000000 0.08620298672 84.94548991292pt 44.95529492543pt)"/>
              <draw:path draw:style-name="gr7" draw:id="shape14" draw:name="path601" draw:layer="g1188" svg:width="115.05760185379pt" svg:height="112.79986164716pt" draw:transform="matrix(0.06495179542 0.00000000000 0.00000000000 0.06573632880 97.05476975485pt 24.19283618847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15" draw:name="path602" draw:layer="g1188" svg:width="115.05760185379pt" svg:height="112.79986164716pt" draw:transform="matrix(0.03745028416 0.00000000000 0.00000000000 0.03790267743 98.64335998253pt 25.7814177242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16" draw:name="g625" svg:y="38.24357654901pt">
            <draw:path draw:style-name="gr4" draw:id="shape17" draw:name="path626" draw:layer="g1188" svg:width="115.05760185379pt" svg:height="112.79986164716pt" draw:transform="matrix(0.07499375375 0.00000000000 0.00000000000 0.07589966094 117.24712543130pt 38.24357655405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18" draw:name="g627" svg:y="0.57451226029pt">
              <draw:rect draw:style-name="gr2" draw:id="shape19" draw:name="rect628" draw:layer="g1188" svg:width="1.33632816000pt" svg:height="0.00000100000pt" draw:transform="matrix(0.08620298672 0.00000000000 0.00000000000 0.08620298672 105.72030353240pt 59.58054755130pt)"/>
              <draw:path draw:style-name="gr7" draw:id="shape20" draw:name="path629" draw:layer="g1188" svg:width="115.05760185379pt" svg:height="112.79986164716pt" draw:transform="matrix(0.06495179542 0.00000000000 0.00000000000 0.06573632880 117.82958337433pt 38.81808881434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21" draw:name="path630" draw:layer="g1188" svg:width="115.05760185379pt" svg:height="112.79986164716pt" draw:transform="matrix(0.03745028416 0.00000000000 0.00000000000 0.03790267743 119.41817360200pt 40.40667035015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22" draw:name="g631" svg:y="61.45616148675pt">
            <draw:path draw:style-name="gr4" draw:id="shape23" draw:name="path632" draw:layer="g1188" svg:width="115.05760185379pt" svg:height="112.79986164716pt" draw:transform="matrix(0.07499375375 0.00000000000 0.00000000000 0.07589966094 111.19251968965pt 61.4561614917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24" draw:name="g633" svg:y="0.57451226029pt">
              <draw:rect draw:style-name="gr2" draw:id="shape25" draw:name="rect634" draw:layer="g1188" svg:width="1.33632816000pt" svg:height="0.00000100000pt" draw:transform="matrix(0.08620298672 0.00000000000 0.00000000000 0.08620298672 99.66569779075pt 82.79313248904pt)"/>
              <draw:path draw:style-name="gr7" draw:id="shape26" draw:name="path635" draw:layer="g1188" svg:width="115.05760185379pt" svg:height="112.79986164716pt" draw:transform="matrix(0.06495179542 0.00000000000 0.00000000000 0.06573632880 111.77497763267pt 62.0306737520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27" draw:name="path636" draw:layer="g1188" svg:width="115.05760185379pt" svg:height="112.79986164716pt" draw:transform="matrix(0.03745028416 0.00000000000 0.00000000000 0.03790267743 113.36356786035pt 63.61925528790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28" draw:name="g637" svg:y="61.45616148675pt">
            <draw:path draw:style-name="gr4" draw:id="shape29" draw:name="path638" draw:layer="g1188" svg:width="115.05760185379pt" svg:height="112.79986164716pt" draw:transform="matrix(0.07499375375 0.00000000000 0.00000000000 0.07589966094 82.14727553527pt 61.4561614917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30" draw:name="g639" svg:y="0.57451226029pt">
              <draw:rect draw:style-name="gr2" draw:id="shape31" draw:name="rect640" draw:layer="g1188" svg:width="1.33632816000pt" svg:height="0.00000100000pt" draw:transform="matrix(0.08620298672 0.00000000000 0.00000000000 0.08620298672 70.62045363637pt 82.79313248904pt)"/>
              <draw:path draw:style-name="gr7" draw:id="shape32" draw:name="path641" draw:layer="g1188" svg:width="115.05760185379pt" svg:height="112.79986164716pt" draw:transform="matrix(0.06495179542 0.00000000000 0.00000000000 0.06573632880 82.72973347830pt 62.0306737520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33" draw:name="path642" draw:layer="g1188" svg:width="115.05760185379pt" svg:height="112.79986164716pt" draw:transform="matrix(0.03745028416 0.00000000000 0.00000000000 0.03790267743 84.31832370597pt 63.61925528790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34" draw:name="g643" svg:y="37.64439778554pt">
            <draw:path draw:style-name="gr4" draw:id="shape35" draw:name="path644" draw:layer="g1188" svg:width="115.05760185379pt" svg:height="112.79986164716pt" draw:transform="matrix(0.07499375375 0.00000000000 0.00000000000 0.07589966094 76.84323089167pt 37.6443977905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36" draw:name="g645" svg:y="0.57451226030pt">
              <draw:rect draw:style-name="gr2" draw:id="shape37" draw:name="rect646" draw:layer="g1188" svg:width="1.33632816000pt" svg:height="0.00000100000pt" draw:transform="matrix(0.08620298672 0.00000000000 0.00000000000 0.08620298672 65.31640899277pt 58.98136878784pt)"/>
              <draw:path draw:style-name="gr7" draw:id="shape38" draw:name="path647" draw:layer="g1188" svg:width="115.05760185379pt" svg:height="112.79986164716pt" draw:transform="matrix(0.06495179542 0.00000000000 0.00000000000 0.06573632880 77.42568883469pt 38.2189100508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39" draw:name="path648" draw:layer="g1188" svg:width="115.05760185379pt" svg:height="112.79986164716pt" draw:transform="matrix(0.03745028416 0.00000000000 0.00000000000 0.03790267743 79.01427906237pt 39.8074915866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40" draw:name="g649" svg:y="15.79913892945pt">
            <draw:path draw:style-name="gr4" draw:id="shape41" draw:name="path650" draw:layer="g1188" svg:width="115.05760185379pt" svg:height="112.79986164716pt" draw:transform="matrix(-0.07499375375 0.00000000000 0.00000000000 -0.07589966094 117.41974933149pt 37.13611001795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42" draw:name="g651" svg:y="0.00000000000pt">
              <draw:rect draw:style-name="gr2" draw:id="shape43" draw:name="rect652" draw:layer="g1188" svg:width="1.33632816000pt" svg:height="0.00000100000pt" draw:transform="matrix(-0.08620298672 0.00000000000 0.00000000000 -0.08620298672 128.94657123039pt 15.79913902069pt)"/>
              <draw:path draw:style-name="gr7" draw:id="shape44" draw:name="path653" draw:layer="g1188" svg:width="115.05760185379pt" svg:height="112.79986164716pt" draw:transform="matrix(-0.06495179542 0.00000000000 0.00000000000 -0.06573632880 116.83729138847pt 36.56159775766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45" draw:name="path654" draw:layer="g1188" svg:width="115.05760185379pt" svg:height="112.79986164716pt" draw:transform="matrix(-0.03745028416 0.00000000000 0.00000000000 -0.03790267743 115.24870116079pt 34.97301622184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46" draw:name="g595" svg:y="38.48288682180pt">
            <draw:path draw:style-name="gr4" draw:id="shape47" draw:name="path596" draw:layer="g1188" svg:width="115.05760185379pt" svg:height="112.79986164716pt" draw:transform="matrix(-0.07499375375 0.00000000000 0.00000000000 -0.07589966094 125.75936877309pt 59.8198579102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48" draw:name="g598" svg:y="0.00000000000pt">
              <draw:rect draw:style-name="gr2" draw:id="shape49" draw:name="rect599" draw:layer="g1188" svg:width="1.33632816000pt" svg:height="0.00000100000pt" draw:transform="matrix(-0.08620298672 0.00000000000 0.00000000000 -0.08620298672 137.28619067199pt 38.48288691304pt)"/>
              <draw:path draw:style-name="gr7" draw:id="shape50" draw:name="path600" draw:layer="g1188" svg:width="115.05760185379pt" svg:height="112.79986164716pt" draw:transform="matrix(-0.06495179542 0.00000000000 0.00000000000 -0.06573632880 125.17691083006pt 59.24534565000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51" draw:name="path603" draw:layer="g1188" svg:width="115.05760185379pt" svg:height="112.79986164716pt" draw:transform="matrix(-0.03745028416 0.00000000000 0.00000000000 -0.03790267743 123.58832060239pt 57.6567641141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52" draw:name="g604" svg:y="55.07871879146pt">
            <draw:path draw:style-name="gr4" draw:id="shape53" draw:name="path605" draw:layer="g1188" svg:width="115.05760185379pt" svg:height="112.79986164716pt" draw:transform="matrix(-0.07499375375 0.00000000000 0.00000000000 -0.07589966094 105.07712388379pt 76.41568987995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54" draw:name="g606" svg:y="0.00000000000pt">
              <draw:rect draw:style-name="gr2" draw:id="shape55" draw:name="rect607" draw:layer="g1188" svg:width="1.33632816000pt" svg:height="0.00000100000pt" draw:transform="matrix(-0.08620298672 0.00000000000 0.00000000000 -0.08620298672 116.60394578269pt 55.07871888270pt)"/>
              <draw:path draw:style-name="gr7" draw:id="shape56" draw:name="path608" draw:layer="g1188" svg:width="115.05760185379pt" svg:height="112.79986164716pt" draw:transform="matrix(-0.06495179542 0.00000000000 0.00000000000 -0.06573632880 104.49466594077pt 75.84117761966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57" draw:name="path609" draw:layer="g1188" svg:width="115.05760185379pt" svg:height="112.79986164716pt" draw:transform="matrix(-0.03745028416 0.00000000000 0.00000000000 -0.03790267743 102.90607571309pt 74.25259608384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58" draw:name="g610" svg:y="38.48288682180pt">
            <draw:path draw:style-name="gr4" draw:id="shape59" draw:name="path611" draw:layer="g1188" svg:width="115.05760185379pt" svg:height="112.79986164716pt" draw:transform="matrix(-0.07499375375 0.00000000000 0.00000000000 -0.07589966094 85.64582089950pt 59.8198579102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60" draw:name="g612" svg:y="0.00000000000pt">
              <draw:rect draw:style-name="gr2" draw:id="shape61" draw:name="rect613" draw:layer="g1188" svg:width="1.33632816000pt" svg:height="0.00000100000pt" draw:transform="matrix(-0.08620298672 0.00000000000 0.00000000000 -0.08620298672 97.17264279840pt 38.48288691304pt)"/>
              <draw:path draw:style-name="gr7" draw:id="shape62" draw:name="path614" draw:layer="g1188" svg:width="115.05760185379pt" svg:height="112.79986164716pt" draw:transform="matrix(-0.06495179542 0.00000000000 0.00000000000 -0.06573632880 85.06336295647pt 59.24534565000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63" draw:name="path615" draw:layer="g1188" svg:width="115.05760185379pt" svg:height="112.79986164716pt" draw:transform="matrix(-0.03745028416 0.00000000000 0.00000000000 -0.03790267743 83.47477272880pt 57.6567641141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64" draw:name="g616" svg:y="16.13272613409pt">
            <draw:path draw:style-name="gr4" draw:id="shape65" draw:name="path617" draw:layer="g1188" svg:width="115.05760185379pt" svg:height="112.79986164716pt" draw:transform="matrix(-0.07499375375 0.00000000000 0.00000000000 -0.07589966094 92.81788512487pt 37.4696972225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style-name="gr1" draw:id="shape66" draw:name="g618" svg:y="0.00000000000pt">
              <draw:rect draw:style-name="gr2" draw:id="shape67" draw:name="rect619" draw:layer="g1188" svg:width="1.33632816000pt" svg:height="0.00000100000pt" draw:transform="matrix(-0.08620298672 0.00000000000 0.00000000000 -0.08620298672 104.34470702377pt 16.13272622533pt)"/>
              <draw:path draw:style-name="gr7" draw:id="shape68" draw:name="path620" draw:layer="g1188" svg:width="115.05760185379pt" svg:height="112.79986164716pt" draw:transform="matrix(-0.06495179542 0.00000000000 0.00000000000 -0.06573632880 92.23542718185pt 36.89518496229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path draw:style-name="gr2" draw:id="shape69" draw:name="path621" draw:layer="g1188" svg:width="115.05760185379pt" svg:height="112.79986164716pt" draw:transform="matrix(-0.03745028416 0.00000000000 0.00000000000 -0.03790267743 90.64683695417pt 35.30660342648pt)" svg:viewBox="0 0 115 113" svg:d="M42.9808 41.1282C42.9808 40.4648 57.5285 0 57.5285 0L70.7536 40.4648C70.7536 40.4648 115.058 41.7916 115.058 41.1282C115.058 40.4648 80.011 67.6631 80.011 67.6631C80.011 67.6631 96.5418 114.099 95.8813 112.772C95.22 111.445 57.5285 84.9102 57.5285 84.9102C57.5285 84.9102 19.1765 111.445 19.8378 111.445C20.4991 111.445 34.3847 67.6631 34.3847 67.6631L0 41.7916Z" koffice:nodeTypes="ccccccccccc"/>
            </draw:g>
          </draw:g>
          <draw:g draw:style-name="gr1" draw:id="shape70" draw:name="g1112" svg:y="37.49314905179pt">
            <draw:g draw:style-name="gr1" draw:id="shape71" draw:name="g1014" svg:y="11.71357902450pt">
              <draw:ellipse draw:style-name="gr8" draw:id="shape72" draw:name="path1011" draw:layer="g1188" svg:width="49.28789120000pt" svg:height="303.71977600000pt" draw:transform="matrix(0.05806358826 -0.00605239734 0.00332635120 0.04657432375 102.95091799167pt 49.80489509676pt)" draw:kind="full"/>
              <draw:ellipse draw:style-name="gr8" draw:id="shape73" draw:name="path1012" draw:layer="g1188" svg:width="49.28789120000pt" svg:height="303.71977600000pt" draw:transform="matrix(0.06141288982 -0.00638579381 0.00334581797 0.04657238598 104.27749054245pt 49.79781851025pt)" draw:kind="full"/>
              <draw:ellipse draw:style-name="gr8" draw:id="shape74" draw:name="path1013" draw:layer="g1188" svg:width="49.28789120000pt" svg:height="303.71977600000pt" draw:transform="matrix(0.04913031636 -0.00519185897 0.00358905144 0.05148566483 103.87487488285pt 49.40121377257pt)" draw:kind="full"/>
            </draw:g>
            <draw:g draw:style-name="gr1" draw:id="shape75" draw:name="g1105" svg:y="21.60153058379pt">
              <draw:path draw:style-name="gr9" draw:id="shape76" draw:name="path1010" draw:layer="g1188" svg:width="267.90544625389pt" svg:height="54.39590382443pt" draw:transform="matrix(0.05117951563 0.00088136727 -0.00099522509 0.05406331371 94.51907669241pt 59.13828782451pt)" svg:viewBox="0 0 268 54" svg:d="M1.28654e-28 23.2159C23.9734 21.8912 13.3185 9.96761 25.3051 3.34433C37.2918 -3.27979 54.6064 0.694997 59.9334 8.64299C65.2613 16.5917 61.266 24.5405 67.9248 24.5405C74.5845 24.5405 255.537 14.4564 262.196 21.0805C268.855 27.7038 270.186 40.952 263.528 46.2483C256.869 51.547 27.9687 57.6572 19.9781 52.3585C11.9867 47.0598 -4.54667e-14 24.5405 1.28654e-28 23.2159Z" koffice:nodeTypes="cccccccc"/>
              <draw:path draw:style-name="gr10" draw:id="shape77" draw:name="path1506" draw:layer="g1188" svg:width="62.81613434921pt" svg:height="121.66943868839pt" draw:transform="matrix(0.03741378500 0.00049334006 -0.00069644975 0.02896843051 100.13681628719pt 59.52088874632pt)" svg:viewBox="0 0 63 122" svg:d="M25.4228 61.022C25.4228 92.965 61.8192 83.295 62.8161 109.955C62.2378 138.242 1.54095 112.725 0 61.022C1.54095 9.31936 59.9979 -17.215 61.2744 12.2793C62.2697 36.7949 25.4228 29.0789 25.4228 61.022Z" koffice:nodeTypes="ccccc"/>
              <draw:path draw:style-name="gr10" draw:id="shape78" draw:name="path1507" draw:layer="g1188" svg:width="62.81613434921pt" svg:height="121.66943868839pt" draw:transform="matrix(0.03741378500 0.00049334006 -0.00069644975 0.02896843051 100.94544267349pt 59.53155124021pt)" svg:viewBox="0 0 63 122" svg:d="M25.4228 61.022C25.4228 92.965 61.8192 83.295 62.8161 109.955C62.2378 138.242 1.54095 112.725 0 61.022C1.54095 9.31936 59.9979 -17.215 61.2744 12.2793C62.2697 36.7949 25.4228 29.0789 25.4228 61.022Z" koffice:nodeTypes="ccccc"/>
              <draw:path draw:style-name="gr10" draw:id="shape79" draw:name="path1508" draw:layer="g1188" svg:width="62.81613434921pt" svg:height="121.66943868839pt" draw:transform="matrix(0.03741378500 0.00049334006 -0.00069644975 0.02896843051 101.81288266420pt 59.49888420657pt)" svg:viewBox="0 0 63 122" svg:d="M25.4228 61.022C25.4228 92.965 61.8192 83.295 62.8161 109.955C62.2378 138.242 1.54095 112.725 0 61.022C1.54095 9.31936 59.9979 -17.215 61.2744 12.2793C62.2697 36.7949 25.4228 29.0789 25.4228 61.022Z" koffice:nodeTypes="ccccc"/>
              <draw:path draw:style-name="gr10" draw:id="shape80" draw:name="path1509" draw:layer="g1188" svg:width="62.81613434921pt" svg:height="121.66943868839pt" draw:transform="matrix(0.03741378500 0.00049334006 -0.00069644975 0.02896843051 102.62148882575pt 59.50955276789pt)" svg:viewBox="0 0 63 122" svg:d="M25.4228 61.022C25.4228 92.965 61.8192 83.295 62.8161 109.955C62.2378 138.242 1.54095 112.725 0 61.022C1.54095 9.31936 59.9979 -17.215 61.2744 12.2793C62.2697 36.7949 25.4228 29.0789 25.4228 61.022Z" koffice:nodeTypes="ccccc"/>
              <draw:ellipse draw:style-name="gr11" draw:id="shape81" draw:name="path1091" draw:layer="g1188" svg:width="5.65420000000pt" svg:height="5.44476320000pt" draw:transform="matrix(0.27671239636 0.00416715016 -0.00613961800 0.29165672493 106.62350552019pt 60.36860818582pt)" draw:kind="full"/>
            </draw:g>
            <draw:g draw:style-name="gr1" draw:id="shape82" draw:name="g1048" svg:y="15.86173099088pt">
              <draw:ellipse draw:style-name="gr8" draw:id="shape83" draw:name="path1049" draw:layer="g1188" svg:width="33.30261280000pt" svg:height="38.63105440000pt" draw:transform="matrix(0.04159408946 -0.00627489810 0.00847456606 0.07923612488 101.83269478977pt 57.08983886811pt)" draw:kind="full"/>
              <draw:ellipse draw:style-name="gr8" draw:id="shape84" draw:name="path1050" draw:layer="g1188" svg:width="33.30261280000pt" svg:height="38.63105440000pt" draw:transform="matrix(0.04159408946 -0.00627489810 0.00847456606 0.07923612488 100.65253482251pt 56.99681134171pt)" draw:kind="full"/>
              <draw:ellipse draw:style-name="gr8" draw:id="shape85" draw:name="path1052" draw:layer="g1188" svg:width="33.30261280000pt" svg:height="38.63105440000pt" draw:transform="matrix(0.04159408997 -0.00627489307 0.00847454052 0.07923587336 99.80735075022pt 55.48613803056pt)" draw:kind="full"/>
              <draw:ellipse draw:style-name="gr8" draw:id="shape86" draw:name="path1053" draw:layer="g1188" svg:width="33.30261280000pt" svg:height="38.63105440000pt" draw:transform="matrix(0.03999128602 -0.00632376215 0.00928894334 0.08741606248 101.01460337802pt 55.26320218774pt)" draw:kind="full"/>
              <draw:ellipse draw:style-name="gr8" draw:id="shape87" draw:name="path1054" draw:layer="g1188" svg:width="33.30261280000pt" svg:height="38.63105440000pt" draw:transform="matrix(0.04000546545 -0.00618412025 0.00873530191 0.08196369019 102.67554627607pt 55.38112764298pt)" draw:kind="full"/>
              <draw:ellipse draw:style-name="gr8" draw:id="shape88" draw:name="path1055" draw:layer="g1188" svg:width="33.30261280000pt" svg:height="38.63105440000pt" draw:transform="matrix(0.04000546545 -0.00618412025 0.00873530191 0.08196369019 101.76862406267pt 54.83462997081pt)" draw:kind="full"/>
              <draw:ellipse draw:style-name="gr8" draw:id="shape89" draw:name="path1056" draw:layer="g1188" svg:width="33.30261280000pt" svg:height="38.63105440000pt" draw:transform="matrix(0.04000546545 -0.00618412025 0.00873530191 0.08196369019 100.62427090820pt 54.04617835785pt)" draw:kind="full"/>
              <draw:ellipse draw:style-name="gr8" draw:id="shape90" draw:name="path1057" draw:layer="g1188" svg:width="33.30261280000pt" svg:height="38.63105440000pt" draw:transform="matrix(0.04000546545 -0.00618412025 0.00873530191 0.08196369019 99.56466691586pt 53.56842526657pt)" draw:kind="full"/>
            </draw:g>
            <draw:path draw:style-name="gr12" draw:id="shape91" draw:name="path851" draw:layer="g1188" svg:width="161.03131058044pt" svg:height="318.75644650533pt" draw:transform="matrix(0.04471922141 0.00813825414 -0.00794385879 0.04610208943 98.08464055810pt 41.70392100775pt)" svg:viewBox="0 0 161 319" svg:d="M25.4247 0C25.4247 0 -17.8039 51.8946 8.47396 166.988C35.559 282.616 151.217 318.756 151.217 318.756C151.217 318.756 172.351 280.833 152.594 187.574C120.72 51.7515 59.9554 0 59.9554 0Z" koffice:nodeTypes="cccccc"/>
            <draw:g draw:style-name="gr1" draw:id="shape92" draw:name="g1026" svg:y="15.67506519540pt">
              <draw:ellipse draw:style-name="gr8" draw:id="shape93" draw:name="path1025" draw:layer="g1188" svg:width="33.30261280000pt" svg:height="38.63105440000pt" draw:transform="matrix(0.04204649213 0.00123873031 -0.00578308338 0.07947789186 103.93135998871pt 57.13790580138pt)" draw:kind="full"/>
              <draw:ellipse draw:style-name="gr8" draw:id="shape94" draw:name="path1017" draw:layer="g1188" svg:width="33.30261280000pt" svg:height="38.63105440000pt" draw:transform="matrix(0.04204649213 0.00123873031 -0.00578308338 0.07947789186 102.78667513943pt 56.83603209692pt)" draw:kind="full"/>
              <draw:ellipse draw:style-name="gr8" draw:id="shape95" draw:name="path1016" draw:layer="g1188" svg:width="33.30261280000pt" svg:height="38.63105440000pt" draw:transform="matrix(0.04204649173 0.00123873535 -0.00578306368 0.07947763982 102.22426483796pt 55.19891161090pt)" draw:kind="full"/>
              <draw:ellipse draw:style-name="gr8" draw:id="shape96" draw:name="path1018" draw:layer="g1188" svg:width="33.30261280000pt" svg:height="38.63105440000pt" draw:transform="matrix(0.04047805952 0.00090498679 -0.00643962531 0.08767200662 103.45192157621pt 55.19470935999pt)" draw:kind="full"/>
              <draw:ellipse draw:style-name="gr8" draw:id="shape97" draw:name="path1020" draw:layer="g1188" svg:width="33.30261280000pt" svg:height="38.63105440000pt" draw:transform="matrix(0.04046712406 0.00104492008 -0.00601264611 0.08220825701 105.06525422860pt 55.60677055092pt)" draw:kind="full"/>
              <draw:ellipse draw:style-name="gr8" draw:id="shape98" draw:name="path1019" draw:layer="g1188" svg:width="33.30261280000pt" svg:height="38.63105440000pt" draw:transform="matrix(0.04046712406 0.00104492008 -0.00601264611 0.08220825701 104.27025274373pt 54.90738523452pt)" draw:kind="full"/>
              <draw:ellipse draw:style-name="gr8" draw:id="shape99" draw:name="path1005" draw:layer="g1188" svg:width="33.30261280000pt" svg:height="38.63105440000pt" draw:transform="matrix(0.04046712406 0.00104492008 -0.00601264611 0.08220825701 103.28474431751pt 53.92760337219pt)" draw:kind="full"/>
              <draw:ellipse draw:style-name="gr8" draw:id="shape100" draw:name="path988" draw:layer="g1188" svg:width="33.30261280000pt" svg:height="38.63105440000pt" draw:transform="matrix(0.04046712406 0.00104492008 -0.00601264611 0.08220825701 102.32725349621pt 53.26865007210pt)" draw:kind="full"/>
            </draw:g>
            <draw:ellipse draw:style-name="gr13" draw:id="shape101" draw:name="path985" draw:layer="g1188" svg:width="93.24726560000pt" svg:height="298.39132800000pt" draw:transform="matrix(0.03967794698 -0.01532736784 0.01608936857 0.03751819533 99.96037042183pt 46.51689082097pt)" draw:kind="full"/>
            <draw:g draw:style-name="gr1" draw:id="shape102" draw:name="g1072" svg:y="3.47601011677pt">
              <draw:ellipse draw:style-name="gr14" draw:id="shape103" draw:name="path872" draw:layer="g1188" svg:width="17.31734560000pt" svg:height="20.64763200000pt" draw:transform="matrix(0.09991879840 0.00177904653 -0.00131732685 0.07398666307 101.83361259042pt 44.89893771438pt)" draw:kind="full"/>
              <draw:ellipse draw:style-name="gr15" draw:id="shape104" draw:name="path888" draw:layer="g1188" svg:width="17.31734560000pt" svg:height="20.64763200000pt" draw:transform="matrix(0.08951075875 0.00159373218 -0.00131732685 0.07398666307 102.57403177724pt 43.82059901719pt)" draw:kind="full"/>
              <draw:ellipse draw:style-name="gr15" draw:id="shape105" draw:name="path887" draw:layer="g1188" svg:width="17.31734560000pt" svg:height="20.64763200000pt" draw:transform="matrix(0.08951075875 0.00159373218 -0.00131732685 0.07398666307 101.52861729499pt 43.80198549264pt)" draw:kind="full"/>
              <draw:ellipse draw:style-name="gr16" draw:id="shape106" draw:name="path879" draw:layer="g1188" svg:width="17.31734560000pt" svg:height="20.64763200000pt" draw:transform="matrix(0.09367412627 0.00166786062 -0.00123667263 0.06945677968 101.72219150450pt 43.05693170763pt)" draw:kind="full"/>
              <draw:ellipse draw:style-name="gr16" draw:id="shape107" draw:name="path878" draw:layer="g1188" svg:width="17.31734560000pt" svg:height="20.64763200000pt" draw:transform="matrix(0.09367412627 0.00166786062 -0.00123667263 0.06945677968 101.63014411449pt 42.15090001142pt)" draw:kind="full"/>
              <draw:ellipse draw:style-name="gr15" draw:id="shape108" draw:name="path867" draw:layer="g1188" svg:width="17.31734560000pt" svg:height="20.64763200000pt" draw:transform="matrix(0.08951075875 0.00159373218 -0.00131732685 0.07398666307 100.52980461545pt 43.19166361353pt)" draw:kind="full"/>
              <draw:ellipse draw:style-name="gr17" draw:id="shape109" draw:name="path877" draw:layer="g1188" svg:width="17.31734560000pt" svg:height="20.64763200000pt" draw:transform="matrix(0.08951075875 0.00159373218 -0.00129044061 0.07247661769 100.76330259256pt 42.22903392778pt)" draw:kind="full"/>
              <draw:ellipse draw:style-name="gr14" draw:id="shape110" draw:name="path876" draw:layer="g1188" svg:width="17.31734560000pt" svg:height="20.64763200000pt" draw:transform="matrix(0.09991879840 0.00177904653 -0.00131732685 0.07398666307 99.39288673489pt 42.23583653977pt)" draw:kind="full"/>
              <draw:ellipse draw:style-name="gr16" draw:id="shape111" draw:name="path874" draw:layer="g1188" svg:width="17.31734560000pt" svg:height="20.64763200000pt" draw:transform="matrix(0.09367412627 0.00166786062 -0.00123667263 0.06945677968 101.03729284662pt 41.01763099747pt)" draw:kind="full"/>
              <draw:ellipse draw:style-name="gr17" draw:id="shape112" draw:name="path873" draw:layer="g1188" svg:width="17.31734560000pt" svg:height="20.64763200000pt" draw:transform="matrix(0.08951075875 0.00159373218 -0.00129044061 0.07247661769 99.98966132634pt 41.12373750053pt)" draw:kind="full"/>
              <draw:ellipse draw:style-name="gr15" draw:id="shape113" draw:name="path871" draw:layer="g1188" svg:width="17.31734560000pt" svg:height="20.64763200000pt" draw:transform="matrix(0.08951075875 0.00159373218 -0.00131732685 0.07398666307 98.34639365560pt 42.27956666039pt)" draw:kind="full"/>
              <draw:ellipse draw:style-name="gr17" draw:id="shape114" draw:name="path1070" draw:layer="g1188" svg:width="17.31734560000pt" svg:height="20.64763200000pt" draw:transform="matrix(0.08951075875 0.00159373218 -0.00129044061 0.07247661769 98.61554511920pt 41.72526663514pt)" draw:kind="full"/>
              <draw:ellipse draw:style-name="gr17" draw:id="shape115" draw:name="path869" draw:layer="g1188" svg:width="17.31734560000pt" svg:height="20.64763200000pt" draw:transform="matrix(0.08951075875 0.00159373218 -0.00129044061 0.07247661769 98.94443484589pt 41.09570108661pt)" draw:kind="full"/>
            </draw:g>
            <draw:g draw:style-name="gr1" draw:id="shape116" draw:name="g946" svg:y="6.20445123727pt">
              <draw:ellipse draw:style-name="gr18" draw:id="shape117" draw:name="path889" draw:layer="g1188" svg:width="107.90041440000pt" svg:height="329.02976000000pt" draw:transform="matrix(0.04397890830 -0.01552657904 0.01741162701 0.04051150997 99.55101694263pt 44.62437818573pt)" draw:kind="full"/>
              <draw:ellipse draw:style-name="gr8" draw:id="shape118" draw:name="path894" draw:layer="g1188" svg:width="21.31372000000pt" svg:height="65.27309600000pt" draw:transform="matrix(0.04125750547 -0.01962212168 0.01899269904 0.04250407359 105.79758807721pt 50.43767916557pt)" draw:kind="full"/>
              <draw:path draw:style-name="gr19" draw:id="shape119" draw:name="path893" draw:layer="g1188" svg:width="42.25763208930pt" svg:height="169.68454647529pt" draw:transform="matrix(0.08500955389 -0.02349211220 0.04454498825 0.05423763128 100.65160896092pt 47.83863959863pt)" svg:viewBox="0 0 42 170" svg:d="M27.4012 81.5148C27.4012 127.614 12.5272 150.387 0 169.685C5.96146 143.733 10.2345 127.615 10.2345 81.5156C10.2345 35.4167 33.6925 13.3093 42.2576 0C38.9379 13.3093 27.4012 35.4167 27.4012 81.5148Z" koffice:nodeTypes="ccccc"/>
              <draw:path draw:style-name="gr19" draw:id="shape120" draw:name="path892" draw:layer="g1188" svg:width="42.25763208930pt" svg:height="169.68454647529pt" draw:transform="matrix(0.08500955389 -0.02349211220 0.04454498825 0.05423763128 100.83665185243pt 49.85981847946pt)" svg:viewBox="0 0 42 170" svg:d="M27.4012 81.5148C27.4012 127.614 12.5272 150.387 0 169.685C5.96146 143.733 10.2345 127.615 10.2345 81.5156C10.2345 35.4167 33.6925 13.3093 42.2576 0C38.9379 13.3093 27.4012 35.4167 27.4012 81.5148Z" koffice:nodeTypes="ccccc"/>
              <draw:path draw:style-name="gr19" draw:id="shape121" draw:name="path891" draw:layer="g1188" svg:width="42.25763208930pt" svg:height="169.68454647529pt" draw:transform="matrix(0.08452363269 -0.02529234049 0.04562087997 0.05327868133 100.82413423604pt 51.61574349781pt)" svg:viewBox="0 0 42 170" svg:d="M27.4012 81.5148C27.4012 127.614 12.5272 150.387 0 169.685C5.96146 143.733 10.2345 127.615 10.2345 81.5156C10.2345 35.4167 33.6925 13.3093 42.2576 0C38.9379 13.3093 27.4012 35.4167 27.4012 81.5148Z" koffice:nodeTypes="ccccc"/>
              <draw:ellipse draw:style-name="gr20" draw:id="shape122" draw:name="path895" draw:layer="g1188" svg:width="21.31372000000pt" svg:height="65.27309600000pt" draw:transform="matrix(0.08178360747 -0.02081376095 0.03347578067 0.07573377121 103.45851168405pt 47.00644403997pt)" draw:kind="full"/>
              <draw:ellipse draw:style-name="gr21" draw:id="shape123" draw:name="path896" draw:layer="g1188" svg:width="21.31372000000pt" svg:height="65.27309600000pt" draw:transform="matrix(0.07357229260 -0.01265430123 0.02602514550 0.06269515984 102.97334774118pt 48.73468116009pt)" draw:kind="full"/>
              <draw:ellipse draw:style-name="gr21" draw:id="shape124" draw:name="path897" draw:layer="g1188" svg:width="21.31372000000pt" svg:height="65.27309600000pt" draw:transform="matrix(0.07382410810 -0.01109238570 0.02471690416 0.06322853634 102.03929128581pt 49.64519045177pt)" draw:kind="full"/>
              <draw:ellipse draw:style-name="gr22" draw:id="shape125" draw:name="path898" draw:layer="g1188" svg:width="21.31372000000pt" svg:height="65.27309600000pt" draw:transform="matrix(0.05947242440 -0.01089081163 0.02236143628 0.04673841453 103.07570522391pt 46.76167892531pt)" draw:kind="full"/>
              <draw:ellipse draw:style-name="gr22" draw:id="shape126" draw:name="path899" draw:layer="g1188" svg:width="21.31372000000pt" svg:height="65.27309600000pt" draw:transform="matrix(0.06006129455 -0.00762021460 0.01941276299 0.04787197009 102.33975506396pt 47.32315751066pt)" draw:kind="full"/>
              <draw:path draw:style-name="gr23" draw:id="shape127" draw:name="path945" draw:layer="g1188" svg:width="23.95362242667pt" svg:height="49.57769273469pt" draw:transform="matrix(0.04603902794 -0.02423413098 0.02233397798 0.05456932518 101.86744337950pt 48.41532190629pt)" svg:viewBox="0 0 24 50" svg:d="M23.9536 0C23.9536 27.3647 18.5892 49.5777 11.9772 49.5777C5.36601 49.5777 0 27.3647 0 0" koffice:nodeTypes="ccc"/>
              <draw:ellipse draw:style-name="gr22" draw:id="shape128" draw:name="path902" draw:layer="g1188" svg:width="21.31372000000pt" svg:height="65.27309600000pt" draw:transform="matrix(0.06006129455 -0.00762021460 0.01941276299 0.04787197009 102.23973505438pt 45.57905719288pt)" draw:kind="full"/>
              <draw:ellipse draw:style-name="gr22" draw:id="shape129" draw:name="path903" draw:layer="g1188" svg:width="21.31372000000pt" svg:height="65.27309600000pt" draw:transform="matrix(0.06022309930 -0.00643781824 0.01833638303 0.04823964104 101.25580538153pt 46.04405236040pt)" draw:kind="full"/>
              <draw:path draw:style-name="gr24" draw:id="shape130" draw:name="path909" draw:layer="g1188" svg:width="23.95362242667pt" svg:height="49.57769273469pt" draw:transform="matrix(0.03002225700 -0.02284997193 0.02168584081 0.03687415488 101.19370360925pt 46.36551419020pt)" svg:viewBox="0 0 24 50" svg:d="M23.9536 0C23.9536 27.3647 18.5892 49.5777 11.9772 49.5777C5.36601 49.5777 0 27.3647 0 0" koffice:nodeTypes="ccc"/>
              <draw:path draw:style-name="gr24" draw:id="shape131" draw:name="path906" draw:layer="g1188" svg:width="23.95362242667pt" svg:height="49.57769273469pt" draw:transform="matrix(0.03002225700 -0.02284997193 0.02168584081 0.03687415488 101.60228410522pt 45.70024717858pt)" svg:viewBox="0 0 24 50" svg:d="M23.9536 0C23.9536 27.3647 18.5892 49.5777 11.9772 49.5777C5.36601 49.5777 0 27.3647 0 0" koffice:nodeTypes="ccc"/>
              <draw:path draw:style-name="gr23" draw:id="shape132" draw:name="path907" draw:layer="g1188" svg:width="23.95362242667pt" svg:height="49.57769273469pt" draw:transform="matrix(0.04188089681 -0.03124284741 0.03021760251 0.05036853168 103.15332209258pt 46.04243573205pt)" svg:viewBox="0 0 24 50" svg:d="M23.9536 0C23.9536 27.3647 18.5892 49.5777 11.9772 49.5777C5.36601 49.5777 0 27.3647 0 0" koffice:nodeTypes="ccc"/>
              <draw:path draw:style-name="gr25" draw:id="shape133" draw:name="path908" draw:layer="g1188" svg:width="23.95362242667pt" svg:height="49.57769273469pt" draw:transform="matrix(0.02997095724 -0.02511508651 0.02177272680 0.04071056136 102.22591501307pt 45.17749633712pt)" svg:viewBox="0 0 24 50" svg:d="M23.9536 0C23.9536 27.3647 18.5892 49.5777 11.9772 49.5777C5.36601 49.5777 0 27.3647 0 0" koffice:nodeTypes="ccc"/>
            </draw:g>
            <draw:g draw:style-name="gr1" draw:id="shape134" draw:name="g919" svg:y="1.60559194970pt">
              <draw:path draw:style-name="gr12" draw:id="shape135" draw:name="path875" draw:layer="g1188" svg:width="122.37261102417pt" svg:height="52.54379025010pt" draw:transform="matrix(0.03947245041 0.00187386281 -0.00104918647 0.05679055147 102.73672022260pt 42.77860058229pt)" svg:viewBox="0 0 122 53" svg:d="M4.00435 3.22824C-5.79296 10.5358 4.33072 23.2567 13.5974 27.6656C24.0187 33.7767 82.7028 74.0128 122.373 37.2234C89.8198 37.8869 27.6845 -13.105 4.00435 3.22824Z" koffice:nodeTypes="cccc"/>
              <draw:path draw:style-name="gr12" draw:id="shape136" draw:name="path870" draw:layer="g1188" svg:width="122.37261102417pt" svg:height="52.54379025010pt" draw:transform="matrix(0.03947245041 0.00187386281 -0.00104918647 0.05679055147 102.45508309124pt 41.59157803006pt)" svg:viewBox="0 0 122 53" svg:d="M4.00435 3.22824C-5.79296 10.5358 4.33072 23.2567 13.5974 27.6656C24.0187 33.7767 82.7028 74.0128 122.373 37.2234C89.8198 37.8869 27.6845 -13.105 4.00435 3.22824Z" koffice:nodeTypes="cccc"/>
              <draw:path draw:style-name="gr12" draw:id="shape137" draw:name="path868" draw:layer="g1188" svg:width="122.37261102417pt" svg:height="52.54379025010pt" draw:transform="matrix(0.03947245041 0.00187386281 -0.00104918647 0.05679055147 102.09472568454pt 40.45414169991pt)" svg:viewBox="0 0 122 53" svg:d="M4.00435 3.22824C-5.79296 10.5358 4.33072 23.2567 13.5974 27.6656C24.0187 33.7767 82.7028 74.0128 122.373 37.2234C89.8198 37.8869 27.6845 -13.105 4.00435 3.22824Z" koffice:nodeTypes="cccc"/>
              <draw:path draw:style-name="gr12" draw:id="shape138" draw:name="path866" draw:layer="g1188" svg:width="122.37261102417pt" svg:height="52.54379025010pt" draw:transform="matrix(0.03947245041 0.00187386281 -0.00104918647 0.05679055147 101.31166427590pt 39.15298400622pt)" svg:viewBox="0 0 122 53" svg:d="M4.00435 3.22824C-5.79296 10.5358 4.33072 23.2567 13.5974 27.6656C24.0187 33.7767 82.7028 74.0128 122.373 37.2234C89.8198 37.8869 27.6845 -13.105 4.00435 3.22824Z" koffice:nodeTypes="cccc"/>
            </draw:g>
            <draw:g draw:style-name="gr1" draw:id="shape139" draw:name="g907" svg:y="0.00000000000pt">
              <draw:path draw:style-name="gr12" draw:id="shape140" draw:name="path852" draw:layer="g1188" svg:width="140.62666220191pt" svg:height="89.28236703455pt" draw:transform="matrix(0.05296948582 -0.00940128211 0.01114436490 0.04586409140 97.49195373593pt 38.02679174683pt)" svg:viewBox="0 0 141 89" svg:d="M20.7411 5.82133C38.1365 -3.79212 65.9756 -1.94672 84.4439 14.7177C99.9116 28.2179 120.641 74.6325 140.627 88.6882C124.467 88.7033 115.622 84.0914 106.879 76.5927C83.8958 88.8969 76.4177 89.9184 55.8346 89.0483C27.1678 87.9854 5.93355 74.9815 1.3644 56.6949C-3.56187 39.3214 5.29919 14.8643 20.7411 5.82133Z" koffice:nodeTypes="ccccccc"/>
              <draw:ellipse draw:style-name="gr26" draw:id="shape141" draw:name="path1051" draw:layer="g1188" svg:width="22.64577600000pt" svg:height="23.97785600000pt" draw:transform="matrix(0.06198162530 0.00110357808 -0.00060457140 0.03395529412 99.69145090924pt 38.88914732938pt)" draw:kind="full"/>
              <draw:ellipse draw:style-name="gr27" draw:id="shape142" draw:name="path1062" draw:layer="g1188" svg:width="37.20662880000pt" svg:height="25.43237280000pt" draw:transform="matrix(0.04928828084 -0.01833567801 0.01630737690 0.04396507991 97.12095292064pt 40.73845077945pt)" draw:kind="full"/>
              <draw:ellipse draw:style-name="gr4" draw:id="shape143" draw:name="path1059" draw:layer="g1188" svg:width="9.32473152000pt" svg:height="9.32470704000pt" draw:transform="matrix(0.05412276672 0.00096365170 -0.00083341050 0.04680786825 100.10203593421pt 39.05893797369pt)" draw:kind="full"/>
              <draw:path draw:style-name="gr28" draw:id="shape144" draw:name="path1061" draw:layer="g1188" svg:width="92.80596389822pt" svg:height="135.64325897015pt" draw:transform="matrix(0.02332391200 0.00063967670 -0.00124039460 0.02142393597 96.73154916183pt 39.30605296304pt)" svg:viewBox="0 0 93 136" svg:d="M92.0455 22.875C95.601 37.3951 86.683 57.4235 65.4232 65.0625C43.9096 75.626 28.3989 98.607 20.7159 135.643C-17.2445 52.831 2.14952 16.7413 37.2679 7.06147C67.3002 -4.45629 85.8152 -3.6608 92.0455 22.875Z" koffice:nodeTypes="ccccc"/>
              <draw:ellipse draw:style-name="gr4" draw:id="shape145" draw:name="path1113" draw:layer="g1188" svg:width="7.53552320000pt" svg:height="7.53552320000pt" draw:transform="matrix(0.04731891524 -0.00247756871 0.00267421697 0.04845063190 97.90084802137pt 39.81658031488pt)" draw:kind="full"/>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4:28</dc:date>
    <meta:creation-date>2011-05-22T06:10:22</meta:creation-date>
    <dc:creator>Yue Liu</dc:creator>
  </office:meta>
</office:document-meta>
</file>